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eeMono2" svg:font-family="FreeMono" style:font-adornments="标准" style:font-family-generic="modern" style:font-pitch="fixed"/>
    <style:font-face style:name="Noto Mono" svg:font-family="'Noto Mono'" style:font-adornments="标准" style:font-family-generic="modern" style:font-pitch="fixed"/>
    <style:font-face style:name="FreeMono1" svg:font-family="FreeMono" style:font-adornments="标准" style:font-family-generic="modern" style:font-pitch="variable"/>
    <style:font-face style:name="FreeMono3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style:font-size-asian="20pt"/>
    </style:style>
    <style:style style:name="T1" style:family="text">
      <style:text-properties style:font-name="Noto Mono" style:font-name-asian="微软雅黑 Light" style:font-weight-asian="250"/>
    </style:style>
    <style:style style:name="T2" style:family="text">
      <style:text-properties style:font-name="Noto Mono" style:font-name-asian="微软雅黑 Light" style:font-size-asian="32pt" style:font-weight-asian="250"/>
    </style:style>
    <style:style style:name="T3" style:family="text">
      <style:text-properties style:font-name="Noto Mono" fo:font-size="24pt" style:font-name-asian="微软雅黑 Light" style:font-size-asian="24pt" style:font-weight-asian="250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第</text:span><text:span text:style-name="T2">16</text:span><text:span text:style-name="T2">讲 <text:s/>课程总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与</text:span><text:span text:style-name="T1">Unix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整个课程讲述了</text:span><text:span text:style-name="T3">Linux</text:span><text:span text:style-name="T3">的基础使用，熟悉常用的命令和基本的运行过程至关重要。</text:span></text:p>
              </text:list-item>
              <text:list-item>
                <text:p><text:span text:style-name="T3">在以后的学习和工作中，你可能还会遇到正统的类</text:span><text:span text:style-name="T3">Unix</text:span><text:span text:style-name="T3">系统比如</text:span><text:span text:style-name="T3">FreeBSD</text:span><text:span text:style-name="T3">、</text:span><text:span text:style-name="T3">OpenBSD</text:span><text:span text:style-name="T3">、</text:span><text:span text:style-name="T3">NetBSD</text:span><text:span text:style-name="T3">。</text:span></text:p>
              </text:list-item>
              <text:list-item>
                <text:p><text:span text:style-name="T3">这类系统和</text:span><text:span text:style-name="T3">Linux</text:span><text:span text:style-name="T3">大体一致，核心设计上有很大区别，只是大部分系统调用都遵循</text:span><text:span text:style-name="T3">System V</text:span><text:span text:style-name="T3">和</text:span><text:span text:style-name="T3">POSIX</text:span><text:span text:style-name="T3">标准，所以程序移植相对容易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带来的价值</text:span></text:p>
          </draw:text-box>
        </draw:frame>
        <draw:frame presentation:style-name="pr4" draw:text-style-name="P3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3">这其实是很难衡量的，不过不可否认的是，没有</text:span><text:span text:style-name="T3">Linux</text:span><text:span text:style-name="T3">整个互联网以及软件基础平台领域都和现在很不一样，也可能仍然要忍受蹩脚的设计却收费昂贵的系统。云计算市场也不会有如此的繁荣。智能设备也不会像现在这样普及甚至发展还很原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课程学习和实践</text:span></text:p>
          </draw:text-box>
        </draw:frame>
        <draw:frame presentation:style-name="pr4" draw:text-style-name="P3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3">仅仅通过课程熟练的掌握</text:span><text:span text:style-name="T3">Liux</text:span><text:span text:style-name="T3">是不够的，熟悉</text:span><text:span text:style-name="T3">Linux</text:span><text:span text:style-name="T3">需要大量的时间去使用。</text:span></text:p>
              </text:list-item>
              <text:list-item>
                <text:p><text:span text:style-name="T3">极客精神：熟悉</text:span><text:span text:style-name="T3">Linux</text:span><text:span text:style-name="T3">需要一些极客精神，它提供了自由的平台让你去打造自己的环境，但是需要大量的时间去学习、测试甚至要编写代码。最开始的过程会有些痛苦，不过对于热爱技术的同学来说反而是一种快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课程本身</text:span></text:p>
          </draw:text-box>
        </draw:frame>
        <draw:frame presentation:style-name="pr4" draw:text-style-name="P3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3">课程本身会经历结构优化以及内容调整和更新变得更加完善。</text:span></text:p>
              </text:list-item>
              <text:list-item>
                <text:p><text:span text:style-name="T3">本课程可用于支撑后续的课程对</text:span><text:span text:style-name="T3">Linux</text:span><text:span text:style-name="T3">的依赖需求，在需要时可通过本课件或者已经发布到网络的教程进行学习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eeMono2" svg:font-family="FreeMono" style:font-adornments="标准" style:font-family-generic="modern" style:font-pitch="fixed"/>
    <style:font-face style:name="Noto Mono" svg:font-family="'Noto Mono'" style:font-adornments="标准" style:font-family-generic="modern" style:font-pitch="fixed"/>
    <style:font-face style:name="FreeMono1" svg:font-family="FreeMono" style:font-adornments="标准" style:font-family-generic="modern" style:font-pitch="variable"/>
    <style:font-face style:name="FreeMono3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Noto Mono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2:07:23.056000000</dc:date>
    <meta:editing-duration>PT8H5M31S</meta:editing-duration>
    <meta:editing-cycles>128</meta:editing-cycles>
    <meta:generator>LibreOffice/6.3.4.2$Windows_X86_64 LibreOffice_project/60da17e045e08f1793c57c00ba83cdfce946d0aa</meta:generator>
    <meta:document-statistic meta:object-count="41"/>
  </office:meta>
</office:document-meta>
</file>